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Operation ID</text:p>
          </table:table-cell>
          <table:table-cell office:value-type="string" table:style-name="ce1">
            <text:p>Division I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meta:creation-date>2009-04-16T11:32:48Z</meta:creation-date>
    <dc:date>2017-05-13T19:12:46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